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5" svg:font-family="Tahoma"/>
    <style:font-face style:name="F" svg:font-family="" style:font-family-generic="roman"/>
    <style:font-face style:name="DejaVu Sans" svg:font-family="'DejaVu Sans'" style:font-family-generic="swiss"/>
    <style:font-face style:name="Tahoma1" svg:font-family="Tahoma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ucida Sans Unicode2" svg:font-family="'Lucida Sans Unicode'" style:font-family-generic="swiss" style:font-pitch="variable"/>
    <style:font-face style:name="Tahoma2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4" svg:font-family="Tahoma" style:font-family-generic="system" style:font-pitch="variable"/>
  </office:font-face-decls>
  <office:automatic-styles>
    <style:style style:name="Tableau2" style:family="table">
      <style:table-properties style:width="13.605cm" table:align="right" style:may-break-between-rows="false"/>
    </style:style>
    <style:style style:name="Tableau2.A" style:family="table-column">
      <style:table-column-properties style:column-width="6.798cm"/>
    </style:style>
    <style:style style:name="Tableau2.B" style:family="table-column">
      <style:table-column-properties style:column-width="6.807cm"/>
    </style:style>
    <style:style style:name="Tableau2.A1" style:family="table-cell">
      <style:table-cell-properties fo:padding="0.097cm" fo:border="none"/>
    </style:style>
    <style:style style:name="P1" style:family="paragraph" style:parent-style-name="Frame_20_contents">
      <style:paragraph-properties fo:text-align="center" style:justify-single-word="false"/>
      <style:text-properties style:font-name="Tahoma2" fo:font-size="11pt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style:font-name="Tahoma2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ahoma2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2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2">
      <style:text-properties fo:font-weight="bold" style:font-weight-asian="bold" style:font-weight-complex="bold"/>
    </style:style>
    <style:style style:name="P6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Standard2">
      <style:text-properties fo:font-weight="bold" officeooo:paragraph-rsid="0016325e" style:font-weight-asian="bold" style:font-weight-complex="bold"/>
    </style:style>
    <style:style style:name="P8" style:family="paragraph" style:parent-style-name="Standard2">
      <style:text-properties fo:font-weight="bold" officeooo:paragraph-rsid="003a05d7" style:font-weight-asian="bold" style:font-weight-complex="bold"/>
    </style:style>
    <style:style style:name="P9" style:family="paragraph" style:parent-style-name="Standard2">
      <style:paragraph-properties fo:text-align="center" style:justify-single-word="false"/>
      <style:text-properties fo:color="#ff3333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Tahoma2" fo:font-size="11pt" fo:font-weight="bold" officeooo:paragraph-rsid="003a05d7" style:font-size-asian="11pt" style:font-weight-asian="bold" style:font-size-complex="11pt" style:font-weight-complex="bold"/>
    </style:style>
    <style:style style:name="P12" style:family="paragraph" style:parent-style-name="Standard">
      <style:text-properties officeooo:rsid="0023684a" officeooo:paragraph-rsid="0023684a"/>
    </style:style>
    <style:style style:name="P13" style:family="paragraph" style:parent-style-name="Standard">
      <style:text-properties officeooo:paragraph-rsid="0024b1b4"/>
    </style:style>
    <style:style style:name="P14" style:family="paragraph" style:parent-style-name="Standard">
      <style:text-properties officeooo:paragraph-rsid="002f287b"/>
    </style:style>
    <style:style style:name="P15" style:family="paragraph" style:parent-style-name="Standard">
      <style:text-properties officeooo:paragraph-rsid="002707cb"/>
    </style:style>
    <style:style style:name="P16" style:family="paragraph" style:parent-style-name="Standard">
      <style:text-properties officeooo:paragraph-rsid="002d8d27"/>
    </style:style>
    <style:style style:name="P17" style:family="paragraph" style:parent-style-name="Standard">
      <style:text-properties officeooo:paragraph-rsid="003a05d7"/>
    </style:style>
    <style:style style:name="P18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Tahoma2" fo:font-size="11pt" fo:font-weight="bold" officeooo:paragraph-rsid="003a05d7" style:font-size-asian="11pt" style:font-weight-asian="bold" style:font-size-complex="11pt" style:font-weight-complex="bold"/>
    </style:style>
    <style:style style:name="P19" style:family="paragraph" style:parent-style-name="Standard2">
      <style:text-properties fo:font-weight="bold" style:font-weight-asian="bold" style:font-weight-complex="bold"/>
    </style:style>
    <style:style style:name="P20" style:family="paragraph" style:parent-style-name="Standard2">
      <style:paragraph-properties fo:text-align="end" style:justify-single-word="false"/>
      <style:text-properties fo:font-weight="bold" officeooo:rsid="003a05d7" officeooo:paragraph-rsid="003a05d7" style:font-weight-asian="bold" style:font-weight-complex="bold"/>
    </style:style>
    <style:style style:name="P21" style:family="paragraph" style:parent-style-name="Standard2">
      <style:text-properties fo:font-weight="bold" officeooo:rsid="003a05d7" officeooo:paragraph-rsid="003a05d7" style:font-weight-asian="bold" style:font-weight-complex="bold"/>
    </style:style>
    <style:style style:name="P22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23" style:family="paragraph" style:parent-style-name="Standard2">
      <style:text-properties fo:font-weight="bold" officeooo:paragraph-rsid="003a05d7" style:font-weight-asian="bold" style:font-weight-complex="bold"/>
    </style:style>
    <style:style style:name="P24" style:family="paragraph" style:parent-style-name="Standard2">
      <style:text-properties fo:font-size="2pt" fo:font-weight="bold" style:font-size-asian="2pt" style:font-weight-asian="bold" style:font-size-complex="2pt" style:font-weight-complex="bold"/>
    </style:style>
    <style:style style:name="P25" style:family="paragraph" style:parent-style-name="Standard2">
      <style:paragraph-properties fo:text-align="end" style:justify-single-word="false"/>
      <style:text-properties fo:font-size="2pt" fo:font-weight="bold" style:font-size-asian="2pt" style:font-weight-asian="bold" style:font-size-complex="2pt" style:font-weight-complex="bold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ff752"/>
    </style:style>
    <style:style style:name="T3" style:family="text">
      <style:text-properties style:text-underline-style="solid" style:text-underline-width="auto" style:text-underline-color="font-color" officeooo:rsid="0016325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4b1b4" style:font-weight-asian="bold" style:font-weight-complex="bold"/>
    </style:style>
    <style:style style:name="T6" style:family="text">
      <style:text-properties fo:font-weight="bold" officeooo:rsid="0031a143" style:font-weight-asian="bold" style:font-weight-complex="bold"/>
    </style:style>
    <style:style style:name="T7" style:family="text">
      <style:text-properties style:font-name="Tahoma1"/>
    </style:style>
    <style:style style:name="T8" style:family="text">
      <style:text-properties style:font-name="Tahoma1" style:font-size-complex="11pt"/>
    </style:style>
    <style:style style:name="T9" style:family="text">
      <style:text-properties style:font-name="Tahoma1" fo:font-weight="bold" officeooo:rsid="00401d5e" style:font-weight-asian="bold" style:font-size-complex="11pt" style:font-weight-complex="bold"/>
    </style:style>
    <style:style style:name="T10" style:family="text">
      <style:text-properties style:font-name="Tahoma1" fo:font-weight="bold" officeooo:rsid="0024b1b4" style:font-weight-asian="bold" style:font-size-complex="11pt" style:font-weight-complex="bold"/>
    </style:style>
    <style:style style:name="T11" style:family="text">
      <style:text-properties style:font-name="Tahoma1" fo:font-weight="bold" officeooo:rsid="002ecfcf" style:font-weight-asian="bold" style:font-size-complex="11pt" style:font-weight-complex="bold"/>
    </style:style>
    <style:style style:name="T12" style:family="text">
      <style:text-properties style:font-name="Tahoma1" fo:font-weight="bold" officeooo:rsid="002f287b" style:font-weight-asian="bold" style:font-size-complex="11pt" style:font-weight-complex="bold"/>
    </style:style>
    <style:style style:name="T13" style:family="text">
      <style:text-properties style:font-name="Tahoma1" fo:font-weight="bold" officeooo:rsid="0032f4f5" style:font-weight-asian="bold" style:font-size-complex="11pt" style:font-weight-complex="bold"/>
    </style:style>
    <style:style style:name="T14" style:family="text">
      <style:text-properties style:font-name="Tahoma1" fo:font-weight="normal" style:font-weight-asian="normal" style:font-size-complex="11pt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4b1b4" style:font-weight-asian="normal" style:font-weight-complex="normal"/>
    </style:style>
    <style:style style:name="T17" style:family="text">
      <style:text-properties fo:font-weight="normal" officeooo:rsid="0032f4f5" style:font-weight-asian="normal" style:font-weight-complex="normal"/>
    </style:style>
    <style:style style:name="T18" style:family="text">
      <style:text-properties officeooo:rsid="002ecfcf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2" style:font-size-asian="10.5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style:font-name="Times New Roman" fo:font-size="10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47325856" text:id="ct47325856">
          <text:insertion>
            <office:change-info>
              <dc:creator>Gauthier Bastien</dc:creator>
              <dc:date>2014-09-09T11:49:00</dc:date>
            </office:change-info>
          </text:insertion>
        </text:changed-region>
        <text:changed-region xml:id="ct47326784" text:id="ct47326784">
          <text:insertion>
            <office:change-info>
              <dc:creator>inconnu</dc:creator>
              <dc:date>2009-09-29T10:44:00</dc:date>
            </office:change-info>
          </text:insertion>
        </text:changed-region>
        <text:changed-region xml:id="ct47326480" text:id="ct47326480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47363232" text:id="ct47363232">
          <text:insertion>
            <office:change-info>
              <dc:creator>Gauthier Bastien</dc:creator>
              <dc:date>2013-01-18T11:36:00</dc:date>
            </office:change-info>
          </text:insertion>
        </text:changed-region>
        <text:changed-region xml:id="ct47465488" text:id="ct47465488">
          <text:insertion>
            <office:change-info>
              <dc:creator>Auteur inconnu</dc:creator>
              <dc:date>2015-10-28T13:26:00</dc:date>
            </office:change-info>
          </text:insertion>
        </text:changed-region>
        <text:changed-region xml:id="ct47518016" text:id="ct47518016">
          <text:insertion>
            <office:change-info>
              <dc:creator>inconnu</dc:creator>
              <dc:date>2009-09-29T10:33:00</dc:date>
            </office:change-info>
          </text:insertion>
        </text:changed-region>
        <text:changed-region xml:id="ct47464640" text:id="ct47464640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47799600" text:id="ct47799600">
          <text:insertion>
            <office:change-info>
              <dc:creator>Gauthier Bastien</dc:creator>
              <dc:date>2013-01-17T15:05:00</dc:date>
            </office:change-info>
          </text:insertion>
        </text:changed-region>
        <text:changed-region xml:id="ct47762832" text:id="ct47762832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47758080" text:id="ct47758080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47760160" text:id="ct47760160">
          <text:insertion>
            <office:change-info>
              <dc:creator>Gauthier Bastien</dc:creator>
              <dc:date>2013-01-17T15:13:00</dc:date>
            </office:change-info>
          </text:insertion>
        </text:changed-region>
        <text:changed-region xml:id="ct47757248" text:id="ct47757248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47881440" text:id="ct47881440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47633040" text:id="ct47633040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47724944" text:id="ct47724944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47763600" text:id="ct47763600">
          <text:insertion>
            <office:change-info>
              <dc:creator>Gauthier Bastien</dc:creator>
              <dc:date>2013-01-17T14:5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98cm" svg:y="0.998cm" svg:width="4.002cm" draw:z-index="0">
        <draw:text-box fo:min-height="13.242cm">
          <text:p text:style-name="P1">[Logo Commune]</text:p>
          <text:p text:style-name="P2">Administration<text:line-break/>Communale<text:line-break/>de<text:line-break/>[Nom Commune]</text:p>
          <text:p text:style-name="P3"><text:line-break/>Service :<text:line-break/><text:change-start text:change-id="ct47325856"/>self.displayValue(self.listProposingGroups(),self.getProposingGroup())<text:change-end text:change-id="ct47325856"/></text:p>
          <text:p text:style-name="P3"><text:line-break/>Correspondant :<text:line-break/><text:change-start text:change-id="ct47326784"/>self.portal_membership.getMemberInfo(self.Creator())['fullname']<text:change-end text:change-id="ct47326784"/></text:p>
          <text:p text:style-name="P3"><text:line-break/>Références : <text:change-start text:change-id="ct47326480"/>self.getItemReference()<text:change-end text:change-id="ct47326480"/></text:p>
        </draw:text-box>
      </draw:frame>
      <text:p text:style-name="P9"><office:annotation><dc:creator>Auteur inconnu</dc:creator><dc:date>2017-02-15T15:31:15</dc:date><text:list text:style-name=""><text:list-item><text:p text:style-name="P26"><text:span text:style-name="T19">do text if not self.hasMeeting()</text:span></text:p></text:list-item></text:list></office:annotation>PROJET DE DÉLIBERATION</text:p>
      <text:p text:style-name="Standard2">Du registre aux délibérations du <text:change-start text:change-id="ct47363232"/>self.portal_plonemeeting.getMeetingConfig(self).Title()<text:change-end text:change-id="ct47363232"/> a été extrait ce qui suit :<text:line-break/></text:p>
      <text:p text:style-name="P4">Séance du <text:text-input text:description="">self.hasMeeting() and self.getMeeting().Title() or ''</text:text-input></text:p>
      <text:p text:style-name="Standard2"><text:line-break/><text:span text:style-name="T1">Etaient présents :</text:span></text:p>
      <text:p text:style-name="P10"><office:annotation><dc:date>2009-09-29T00:00:00</dc:date><text:p><text:span text:style-name="T26">do text if </text:span><text:span text:style-name="T25">self.hasMeeting()</text:span></text:p><text:p><text:span text:style-name="T26">from xhtml(self.getStrikedItemAssembly(groupByDuty=True))</text:span></text:p></office:annotation>Assemblée</text:p>
      <text:p text:style-name="P7"><text:span text:style-name="T1">Objet n° </text:span><text:change-start text:change-id="ct47465488"/><text:span text:style-name="T3">self</text:span><text:span text:style-name="T1">.getItemNumber(relativeTo='meeting', </text:span><text:span text:style-name="T2">for_display=True</text:span><text:span text:style-name="T1">)</text:span><text:change-end text:change-id="ct47465488"/><text:span text:style-name="T1"> : </text:span><text:change-start text:change-id="ct47518016"/><text:span text:style-name="T1">self.</text:span>Title()<text:change-end text:change-id="ct47518016"/></text:p>
      <text:p text:style-name="Standard2"/>
      <text:p text:style-name="P12"><office:annotation><dc:creator>Auteur inconnu</dc:creator><dc:date>2017-01-02T16:15:57</dc:date><text:list text:continue-numbering="true" text:style-name=""><text:list-item><text:p text:style-name="P26"><text:span text:style-name="T19">do text if self.getMotivation()</text:span></text:p></text:list-item><text:list-item><text:p text:style-name="P26"><text:span text:style-name="T19">from xhtml(self.getMotivation())</text:span></text:p></text:list-item></text:list></office:annotation>motivation</text:p>
      <text:section text:style-name="Sect1" text:name="avis simple">
        <text:p text:style-name="P15"><office:annotation><dc:creator>Auteur inconnu</dc:creator><dc:date>2017-01-02T16:18:10</dc:date><text:list text:continue-numbering="true" text:style-name=""><text:list-item><text:p text:style-name="P26"><text:span text:style-name="T19">do section- for advice in view.printFinanceAdvice('simple')</text:span></text:p></text:list-item></text:list></office:annotation><text:span text:style-name="Police_20_par_20_défaut">Considérant l'avis </text:span><text:span text:style-name="Police_20_par_20_défaut"><text:span text:style-name="T18"><text:text-input text:description="">advice['type_translated']</text:text-input></text:span></text:span><text:span text:style-name="Police_20_par_20_défaut"> du Directeur financier remis en date du </text:span><text:span text:style-name="Police_20_par_20_défaut"><text:span text:style-name="Strong_20_Emphasis"><text:span text:style-name="T17"><text:text-input text:description="">advice['item_transmitted_on']</text:text-input></text:span></text:span></text:span><text:span text:style-name="Police_20_par_20_défaut"><text:span text:style-name="Strong_20_Emphasis"><text:span text:style-name="T16">,</text:span></text:span></text:span></text:p>
      </text:section>
      <text:section text:style-name="Sect1" text:name="avis legal">
        <text:p text:style-name="P14"><text:span text:style-name="T7"><office:annotation><dc:creator>Auteur inconnu</dc:creator><dc:date>2017-01-02T16:19:06</dc:date><text:list text:continue-numbering="true" text:style-name=""><text:list-item><text:p text:style-name="P26"><text:span text:style-name="T25">do section- for advice in view.printFinanceAdvice('legal')</text:span></text:p></text:list-item></text:list></office:annotation></text:span><text:span text:style-name="Police_20_par_20_défaut"><text:span text:style-name="T8">Considérant la transmission du dossier au Directeur financier pour avis préalable en date du </text:span></text:span><text:span text:style-name="Strong_20_Emphasis"><text:span text:style-name="T13"><text:text-input text:description="">advice['item_transmitted_on']</text:text-input></text:span></text:span><text:span text:style-name="Police_20_par_20_défaut"><text:span text:style-name="T12">,</text:span></text:span></text:p>
        <text:p text:style-name="Standard"><text:span text:style-name="Police_20_par_20_défaut"><text:span text:style-name="T9">Considérant l'avis </text:span></text:span><text:span text:style-name="Police_20_par_20_défaut"><text:span text:style-name="T11"><text:text-input text:description="">advice['type_translated']</text:text-input></text:span></text:span><text:span text:style-name="Police_20_par_20_défaut"><text:span text:style-name="T9"> du Directeur financier remis en date du </text:span></text:span><text:span text:style-name="Police_20_par_20_défaut"><text:span text:style-name="T10"><text:text-input text:description="">advice['advice_given_on']</text:text-input></text:span></text:span><text:span text:style-name="Strong_20_Emphasis"><text:span text:style-name="T14">,</text:span></text:span></text:p>
      </text:section>
      <text:section text:style-name="Sect1" text:name="avis non donné">
        <text:p text:style-name="P16"><office:annotation><dc:creator>Auteur inconnu</dc:creator><dc:date>2017-01-02T16:19:16</dc:date><text:list text:continue-numbering="true" text:style-name=""><text:list-item><text:p text:style-name="P26"><text:span text:style-name="T25">do section- for advice in view.printFinanceAdvice('not_given')</text:span></text:p></text:list-item></text:list></office:annotation><text:span text:style-name="Police_20_par_20_défaut">Considérant la transmission du dossier au Directeur financier pour avis préalable en date du</text:span><text:span text:style-name="Police_20_par_20_défaut"><text:span text:style-name="T4"> </text:span></text:span><text:bookmark-start text:name="__DdeLink__1237_1781793442"/><text:span text:style-name="Police_20_par_20_défaut"><text:span text:style-name="T6"><text:text-input text:description="">advice['item_transmitted_on']</text:text-input></text:span></text:span><text:bookmark-end text:name="__DdeLink__1237_1781793442"/>,</text:p>
        <text:p text:style-name="Standard"><text:span text:style-name="Police_20_par_20_défaut">Considérant l'avis non rendu par le Directeur financier,</text:span></text:p>
      </text:section>
      <text:section text:style-name="Sect1" text:name="avis initiative">
        <text:p text:style-name="P13"><office:annotation><dc:creator>Auteur inconnu</dc:creator><dc:date>2017-01-02T16:19:27</dc:date><text:list text:continue-numbering="true" text:style-name=""><text:list-item><text:p text:style-name="P26"><text:span text:style-name="T25">do section- for advice in view.printFinanceAdvice('initiative')</text:span></text:p></text:list-item></text:list></office:annotation><text:span text:style-name="Police_20_par_20_défaut">Considérant l'avis d'initiative </text:span><text:span text:style-name="Police_20_par_20_défaut"><text:span text:style-name="T18"><text:text-input text:description="">advice['type_translated']</text:text-input></text:span></text:span><text:span text:style-name="Police_20_par_20_défaut"> du Directeur financier remis en date du </text:span><text:span text:style-name="Police_20_par_20_défaut"><text:span text:style-name="T5"><text:text-input text:description="">advice['advice_given_on']</text:text-input></text:span></text:span><text:span text:style-name="Strong_20_Emphasis"><text:span text:style-name="T15">,</text:span></text:span></text:p>
      </text:section>
      <text:p text:style-name="P12"><office:annotation><dc:creator>Auteur inconnu</dc:creator><dc:date>2017-01-02T16:15:23</dc:date><text:p><text:span text:style-name="T23">do text</text:span></text:p><text:p text:style-name="P26"><text:span text:style-name="T24">from xhtml(view.printXhtml(self, ('&lt;p&gt;&lt;strong&gt;DECIDE:&lt;/strong&gt;&lt;/p&gt;', self.getDecision()), keepWithNext=True))</text:span></text:p></office:annotation>decision</text:p>
      <text:p text:style-name="pmParaKeepWithNext"><text:soft-page-break/><text:line-break/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4"><office:annotation><dc:creator>Auteur inconnu</dc:creator><dc:date>2017-02-15T15:46:12.943500613</dc:date><text:list text:continue-numbering="true" text:style-name=""><text:list-item><text:p text:style-name="P27"><text:span text:style-name="T20">do table if self.hasMeeting()</text:span></text:p></text:list-item></text:list></office:annotation></text:p>
          </table:table-cell>
          <table:table-cell table:style-name="Tableau2.A1" office:value-type="string">
            <text:p text:style-name="P25"/>
          </table:table-cell>
        </table:table-row>
        <table:table-row>
          <table:table-cell table:style-name="Tableau2.A1" office:value-type="string">
            <text:p text:style-name="P5"><office:annotation><dc:creator>Gauthier Bastien</dc:creator><dc:date>2013-01-17T14:54:09</dc:date><text:p text:style-name="P26"><text:span text:style-name="T22">do text if self.getItemSignatures()</text:span></text:p></office:annotation><text:change-start text:change-id="ct47464640"/>self.getItemSignatures().split('\n')[0]<text:change-end text:change-id="ct47464640"/></text:p>
            <text:p text:style-name="P5"><office:annotation><dc:creator>Gauthier Bastien</dc:creator><dc:date>2013-01-17T15:13:33</dc:date><text:p text:style-name="P26"><text:span text:style-name="T21">do text if not self.getItemSignatures()</text:span></text:p></office:annotation><text:change-start text:change-id="ct47799600"/>self.getItemSignatories(theObjects=True)[1].getGender()=='m' and 'Le' or 'La'<text:change-end text:change-id="ct47799600"/> <office:annotation><dc:creator>Gauthier Bastien</dc:creator><dc:date>2013-01-17T15:13:33</dc:date><text:p text:style-name="P26"><text:span text:style-name="T21">do text if not self.getItemSignatures()</text:span></text:p></office:annotation><text:change-start text:change-id="ct47762832"/>self.getItemSignatories(theObjects=True)[1].getDuty()<text:change-end text:change-id="ct47762832"/></text:p>
          </table:table-cell>
          <table:table-cell table:style-name="Tableau2.A1" office:value-type="string">
            <text:p text:style-name="P6"><office:annotation><dc:creator>Gauthier Bastien</dc:creator><dc:date>2013-01-17T14:54:09</dc:date><text:p text:style-name="P26"><text:span text:style-name="T21">do text if self.getItemSignatures()</text:span></text:p></office:annotation><text:change-start text:change-id="ct47758080"/>self.getItemSignatures().split('\n')[2]<text:change-end text:change-id="ct47758080"/></text:p>
            <text:p text:style-name="P6"><office:annotation><dc:creator>Gauthier Bastien</dc:creator><dc:date>2013-01-17T15:13:33</dc:date><text:p text:style-name="P26"><text:span text:style-name="T21">do text if not self.getItemSignatures()</text:span></text:p></office:annotation><text:change-start text:change-id="ct47760160"/>self.getItemSignatories(theObjects=True)[0].getGender()=='m' and 'Le' or 'La'<text:change-end text:change-id="ct47760160"/> <office:annotation><dc:creator>Gauthier Bastien</dc:creator><dc:date>2013-01-17T15:13:33</dc:date><text:p text:style-name="P26"><text:span text:style-name="T21">do text if not self.getItemSignatures()</text:span></text:p></office:annotation><text:change-start text:change-id="ct47757248"/>self.getItemSignatories(theObjects=True)[0].getDuty()<text:change-end text:change-id="ct47757248"/></text:p>
          </table:table-cell>
        </table:table-row>
        <table:table-row>
          <table:table-cell table:style-name="Tableau2.A1" office:value-type="string">
            <text:p text:style-name="P5">(s) <office:annotation><dc:creator>Gauthier Bastien</dc:creator><dc:date>2013-01-17T14:54:09</dc:date><text:p text:style-name="P26"><text:span text:style-name="T22">do text if self.getItemSignatures()</text:span></text:p></office:annotation><text:change-start text:change-id="ct47881440"/>self.getItemSignatures().split('\n')[1]<text:change-end text:change-id="ct47881440"/></text:p>
            <text:p text:style-name="P5"><office:annotation><dc:creator>Gauthier Bastien</dc:creator><dc:date>2013-01-17T15:13:33</dc:date><text:p text:style-name="P26"><text:span text:style-name="T21">do text if not self.getItemSignatures()</text:span></text:p></office:annotation><text:change-start text:change-id="ct47633040"/>self.getItemSignatories(theObjects=True)[1].Title()<text:change-end text:change-id="ct47633040"/></text:p>
          </table:table-cell>
          <table:table-cell table:style-name="Tableau2.A1" office:value-type="string">
            <text:p text:style-name="P6">(s) <office:annotation><dc:creator>Gauthier Bastien</dc:creator><dc:date>2013-01-17T14:54:09</dc:date><text:p text:style-name="P26"><text:span text:style-name="T22">do text if self.getItemSignatures()</text:span></text:p></office:annotation><text:change-start text:change-id="ct47724944"/>self.getItemSignatures().split('\n')[3]<text:change-end text:change-id="ct47724944"/></text:p>
            <text:p text:style-name="P6"><office:annotation><dc:creator>Gauthier Bastien</dc:creator><dc:date>2013-01-17T15:13:33</dc:date><text:p text:style-name="P26"><text:span text:style-name="T21">do text if not self.getItemSignatures()</text:span></text:p></office:annotation><text:change-start text:change-id="ct47763600"/>self.getItemSignatories(theObjects=True)[0].Title()<text:change-end text:change-id="ct47763600"/></text:p>
          </table:table-cell>
        </table:table-row>
        <table:table-row>
          <table:table-cell table:style-name="Tableau2.A1" table:number-columns-spanned="2" office:value-type="string">
            <text:p text:style-name="P11"><text:line-break/>POUR EXTRAIT CONFORME :</text:p>
          </table:table-cell>
          <table:covered-table-cell/>
        </table:table-row>
        <table:table-row>
          <table:table-cell table:style-name="Tableau2.A1" office:value-type="string">
            <text:p text:style-name="P8"><text:text-input text:description="">self.adapted().getCertifiedSignatures()[0]</text:text-input></text:p>
          </table:table-cell>
          <table:table-cell table:style-name="Tableau2.A1" office:value-type="string">
            <text:p text:style-name="P20"><text:text-input text:description="">self.adapted().getCertifiedSignatures()[2]</text:text-input></text:p>
          </table:table-cell>
        </table:table-row>
        <table:table-row>
          <table:table-cell table:style-name="Tableau2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au2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  <table:table-row>
          <table:table-cell table:style-name="Tableau2.A1" office:value-type="string">
            <text:p text:style-name="P21"><text:text-input text:description="">self.adapted().getCertifiedSignatures()[1]</text:text-input></text:p>
          </table:table-cell>
          <table:table-cell table:style-name="Tableau2.A1" office:value-type="string">
            <text:p text:style-name="P20"><text:text-input text:description="">self.adapted().getCertifiedSignatures()[3]</text:text-input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5" svg:font-family="Tahoma"/>
    <style:font-face style:name="F" svg:font-family="" style:font-family-generic="roman"/>
    <style:font-face style:name="DejaVu Sans" svg:font-family="'DejaVu Sans'" style:font-family-generic="swiss"/>
    <style:font-face style:name="Tahoma1" svg:font-family="Tahoma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ucida Sans Unicode2" svg:font-family="'Lucida Sans Unicode'" style:font-family-generic="swiss" style:font-pitch="variable"/>
    <style:font-face style:name="Tahoma2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4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style:font-name="Tahoma" fo:font-family="Tahoma" style:font-style-name="Normal" style:font-family-generic="swiss" style:font-pitch="variable" fo:font-size="10pt"/>
    </style:style>
    <style:style style:name="Text_20_body" style:display-name="Text body" style:family="paragraph" style:parent-style-name="Standard2" style:class="text">
      <style:paragraph-properties fo:margin-top="0cm" fo:margin-bottom="0.212cm" loext:contextual-spacing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3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3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5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5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5" style:font-family-complex="Tahoma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>
      <style:text-properties style:font-name="Tahoma" fo:font-family="Tahoma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5.371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Linux_X86_64 LibreOffice_project/40m0$Build-2</meta:generator>
    <meta:creation-date>2015-01-19T08:51:35</meta:creation-date>
    <dc:language>fr-FR</dc:language>
    <meta:editing-cycles>42</meta:editing-cycles>
    <meta:editing-duration>PT2H17M31S</meta:editing-duration>
    <meta:initial-creator>Gauthier Bastien</meta:initial-creator>
    <dc:date>2017-02-15T15:49:33.939626225</dc:date>
    <meta:document-statistic meta:table-count="1" meta:image-count="0" meta:object-count="0" meta:page-count="2" meta:paragraph-count="34" meta:word-count="192" meta:character-count="2034" meta:non-whitespace-character-count="1899"/>
    <meta:user-defined meta:name="Info 1"/>
    <meta:user-defined meta:name="Info 2"/>
    <meta:user-defined meta:name="Info 3"/>
    <meta:user-defined meta:name="Info 4"/>
  </office:meta>
</office:document-meta>
</file>